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1" style:family="text">
      <style:text-properties officeooo:rsid="00075b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About Us</text:p>
      <text:p text:style-name="Standard"/>
      <text:p text:style-name="Standard">## Welcome to Kitt's Classic Car Dealership!</text:p>
      <text:p text:style-name="Standard"/>
      <text:p text:style-name="Standard">At Kitt's Classic Car Dealership, we don’t just sell cars; we sell rolling pieces of art, time machines, and stories on wheels. If you've ever dreamt of cruising down the highway in a car that turns heads, makes people reminisce about the good ol' days, and sometimes mysteriously leaks oil, then you've come to the right place!</text:p>
      <text:p text:style-name="Standard"/>
      <text:p text:style-name="Standard">### Our History</text:p>
      <text:p text:style-name="Standard"/>
      <text:p text:style-name="Standard">Once upon a time, in a garage not too far away, Kitt—a man with a love for vintage automobiles and a complete disregard for modern technology—decided to turn his passion into a business. It all started with his very first car, a 1965 Mustang that had more personality than a reality TV show. Kitt spent countless hours (and let's be honest, dollars) restoring this beauty to its former glory.</text:p>
      <text:p text:style-name="Standard"/>
      <text:p text:style-name="Standard">Word got around, and soon, friends, family, and eventually complete strangers were knocking on Kitt's door asking for help with their own classic car dreams. In 1983, Kitt's Classic Car Dealership was officially born. We like to think of it as a happy accident—much like a surprise birthday party, but with more engine grease and fewer balloons.</text:p>
      <text:p text:style-name="Standard"/>
      <text:p text:style-name="Standard">### Our Cars</text:p>
      <text:p text:style-name="Standard"/>
      <text:p text:style-name="Standard">We specialize in classics, the kind of cars that have seen it all and still look fabulous. From muscle cars that roar louder than your in-laws at Thanksgiving dinner to elegant cruisers that make you feel like you're in an old Hollywood movie, we've got something for everyone. </text:p>
      <text:p text:style-name="Standard"/>
      <text:p text:style-name="Standard">- **Ford Mustangs**: Because sometimes you need to feel like Steve McQueen.</text:p>
      <text:p text:style-name="Standard">- **Chevy Camaros**: When you want to live life a quarter-mile at a time.</text:p>
      <text:p text:style-name="Standard">- **Volkswagen Beetles**: For those who want to relive the '60s without the psychedelic side effects.</text:p>
      <text:p text:style-name="Standard">- **Cadillac Convertibles**: Perfect for those with a penchant for luxury and a love of sunshine (or a willingness to test the limits of waterproof hairdos).</text:p>
      <text:p text:style-name="Standard"/>
      <text:p text:style-name="Standard">### Our Team</text:p>
      <text:p text:style-name="Standard"/>
      <text:p text:style-name="Standard">Our team of classic car enthusiasts is here to make your dreams come true. They're like a pit crew, but with fewer fireproof suits and more dad jokes. From our expert mechanics who can fix anything with a carburetor (even if they grumble about "newfangled fuel injection") to our sales staff who can wax poetic about the virtues of vinyl seats, we're all about giving you the best classic car experience.</text:p>
      <text:p text:style-name="Standard"/>
      <text:p text:style-name="Standard">### Why Choose Us?</text:p>
      <text:p text:style-name="Standard"/>
      <text:p text:style-name="Standard">Sure, you could buy a car from those modern dealerships with their touch screens and Bluetooth this-and-that. But where's the charm in that? At Kitt's, we offer:</text:p>
      <text:p text:style-name="Standard"/>
      <text:p text:style-name="Standard">- **Personalized Service**: We treat every customer like family. The kind of family that actually gets along and shares a love for vintage V8 engines.</text:p>
      <text:p text:style-name="Standard">- **Quality Restorations**: Our cars are restored to their former glory, or at least to the point where they’ll only occasionally leave you stranded in a scenic spot.</text:p>
      <text:p text:style-name="Standard"><text:soft-page-break/>- **Authentic Experience**: Buying a classic car is more than a transaction; it's a rite of passage. We’re here to guide you through it with humor, heart, and a lot of wrenches.</text:p>
      <text:p text:style-name="Standard"/>
      <text:p text:style-name="Standard">So come on down to Kitt's Classic Car Dealership, where the past is always present, the coffee is always hot, and the cars are always cooler than cool. If you're looking for a ride with character, history, and just a hint of exhaust fumes, you've found your new home.</text:p>
      <text:p text:style-name="Standard"/>
      <text:p text:style-name="Standard">Drive down memory lane with us—just make sure your GPS is set to 197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4T09:49:26.696839256</meta:creation-date>
    <dc:date>2024-07-14T21:07:44.059279600</dc:date>
    <meta:editing-duration>PT2H43M22S</meta:editing-duration>
    <meta:editing-cycles>1</meta:editing-cycles>
    <meta:document-statistic meta:table-count="0" meta:image-count="0" meta:object-count="0" meta:page-count="2" meta:paragraph-count="21" meta:word-count="572" meta:character-count="3255" meta:non-whitespace-character-count="2707"/>
    <meta:generator>LibreOffice/24.2.3.2$MacOSX_AARCH64 LibreOffice_project/433d9c2ded56988e8a90e6b2e771ee4e6a5ab2ba</meta:generator>
  </office:meta>
</office:document-meta>
</file>